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481" officeooo:paragraph-rsid="001c9481"/>
    </style:style>
    <style:style style:name="P2" style:family="paragraph" style:parent-style-name="Standard">
      <style:text-properties officeooo:rsid="001c9481" officeooo:paragraph-rsid="001db9af"/>
    </style:style>
    <style:style style:name="P3" style:family="paragraph" style:parent-style-name="Standard">
      <style:text-properties officeooo:rsid="001c9481" officeooo:paragraph-rsid="001c9481"/>
    </style:style>
    <style:style style:name="P4" style:family="paragraph" style:parent-style-name="Standard">
      <style:text-properties officeooo:rsid="001c9481" officeooo:paragraph-rsid="001f84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 la base de datos coches con las siguientes tablas:</text:p>
      <text:p text:style-name="P1">MARCAS (codmarca, nombre, pais)</text:p>
      <text:p text:style-name="P1"><text:tab/>codmarca: Código de la marca los coches.</text:p>
      <text:p text:style-name="P1"><text:tab/>nombre: Nombre de la marca. No nulos.</text:p>
      <text:p text:style-name="P1"><text:tab/>pais: país de origen de la marca.</text:p>
      <text:p text:style-name="P1">COCHES (codcoche, codmarca, modelo, matricula, color)</text:p>
      <text:p text:style-name="P1"><text:tab/>codcoche: Código del coche.</text:p>
      <text:p text:style-name="P1"><text:tab/>codmarca: Marca del coche.</text:p>
      <text:p text:style-name="P1"><text:tab/>modelo: Modelo del coche.</text:p>
      <text:p text:style-name="P1"><text:tab/>matricula: Matrícula del coche.</text:p>
      <text:p text:style-name="P1"><text:tab/>color: Color del coche. Valor por defecto: blanco.</text:p>
      <text:p text:style-name="P1"><text:tab/>FK (codmarca → marcas) No nulos.</text:p>
      <text:p text:style-name="P1">CONCESIONARIOS (cifc, nombre, ciudad, cifcmatriz)</text:p>
      <text:p text:style-name="P1"><text:tab/>cifc: Cif del concesionario</text:p>
      <text:p text:style-name="P1"><text:tab/>nombre: Nombre del concesionario. No nulos.</text:p>
      <text:p text:style-name="P1"><text:tab/>ciudad: Ciudad donde está localizado el concesionario.</text:p>
      <text:p text:style-name="P1"><text:tab/>cifcmatriz: Código del concesionario matriz.</text:p>
      <text:p text:style-name="P1"><text:tab/>FK (cifcmatriz → concesionarios) Puede tomar valores Nulos.</text:p>
      <text:p text:style-name="P1">CLIENTES (dni, nombre, apellidos, ciudad)</text:p>
      <text:p text:style-name="P1"><text:tab/>dni: Dni del cliente.</text:p>
      <text:p text:style-name="P1"><text:tab/>nombre: Nombre del cliente. No nulos.</text:p>
      <text:p text:style-name="P1"><text:tab/>apellidos: Apellidos del cliente. No nulos.</text:p>
      <text:p text:style-name="P1"><text:tab/>ciudad: Ciudad de origen del cliente.</text:p>
      <text:p text:style-name="P1">DISTRIBUCION (cifc, codcoche, fecha)</text:p>
      <text:p text:style-name="P1"><text:tab/>cifc: Código del concesionario al que llega el coche.</text:p>
      <text:p text:style-name="P1"><text:tab/>codcoche: Código del coche distribuido.</text:p>
      <text:p text:style-name="P1"><text:tab/>fecha: Fecha en la que se distribuyó el coche al concesionario. Un coche puede</text:p>
      <text:p text:style-name="P1"><text:tab/>pasar, hasta que es vendido, por varios concesionarios de coches. No nulos.</text:p>
      <text:p text:style-name="P1"><text:tab/>Valor por defecto: 1-1-1990.</text:p>
      <text:p text:style-name="P1"><text:tab/>FK1 (cifc → concesionarios) No nulos.</text:p>
      <text:p text:style-name="P1"><text:tab/>FK2 (codcoche → coches) No nulos.</text:p>
      <text:p text:style-name="P1">VENTAS (cifc, codcoche, dni, fechaventa, pvp)</text:p>
      <text:p text:style-name="P1"><text:tab/>cifc: Código del concesionario que vendió el coche.</text:p>
      <text:p text:style-name="P1"><text:tab/>codcoche: Código del coche comprado.</text:p>
      <text:p text:style-name="P1"><text:tab/>dni: Cliente comprador del coche.</text:p>
      <text:p text:style-name="P1"><text:tab/>fechaventa: Fecha en la que se realiza la venta. No nulos.</text:p>
      <text:p text:style-name="P1"><text:tab/>pvp: Precio de venta del coche. No nulos. Valor por defecto: 0</text:p>
      <text:p text:style-name="P1"><text:tab/>FK1 (cifc → concesionarios) No nulos.</text:p>
      <text:p text:style-name="P1"><text:tab/>FK2 (dni → clientes) No nulos.</text:p>
      <text:p text:style-name="P1"><text:tab/>FK3 (codcoche → coches) No nulos.</text:p>
      <text:p text:style-name="P1"/>
      <text:p text:style-name="P1">1. Obtener la información de los coches ordenada alfabéticamente por nombre de marca.</text:p>
      <text:p text:style-name="P1"><text:tab/>SELECT m.nombre, c.*</text:p>
      <text:p text:style-name="P1"><text:tab/>FROM coches c, marcas m</text:p>
      <text:p text:style-name="P1"><text:tab/>WHERE c.codmarca=m.codmarca</text:p>
      <text:p text:style-name="P1"><text:tab/>ORDER BY m.nombre;</text:p>
      <text:p text:style-name="P1">2. Obtener un listado de los coches vendidos por más de 10000 euros.</text:p>
      <text:p text:style-name="P1"><text:tab/>SELECT c.*</text:p>
      <text:p text:style-name="P1"><text:tab/>FROM coches c, ventas v</text:p>
      <text:p text:style-name="P1"><text:tab/>WHERE c.codcoche=v.codcoche AND</text:p>
      <text:p text:style-name="P1"><text:tab/>v.pvp&gt;10000;</text:p>
      <text:p text:style-name="P1">3. Obtener el total de vehículos distribuidos a cada concesionario.</text:p>
      <text:p text:style-name="P1"><text:soft-page-break/><text:tab/>SELECT cifc, COUNT(*)</text:p>
      <text:p text:style-name="P1"><text:tab/>FROM distribucion</text:p>
      <text:p text:style-name="P1"><text:tab/>GROUP BY cifc;</text:p>
      <text:p text:style-name="P1">4. Obtener el precio de la venta más cara y el de la venta más barata.</text:p>
      <text:p text:style-name="P1"><text:tab/>SELECT MIN(pvp), MAX(pvp)</text:p>
      <text:p text:style-name="P1"><text:tab/>FROM ventas;</text:p>
      <text:p text:style-name="P1">5. Obtener la información de los clientes que han comprado algún coche en algún</text:p>
      <text:p text:style-name="P1">concesionario de su ciudad de origen.</text:p>
      <text:p text:style-name="P1"><text:tab/>SELECT DISTINCT c.*</text:p>
      <text:p text:style-name="P1"><text:tab/>FROM clientes c, concesionarios co, ventas v</text:p>
      <text:p text:style-name="P1"><text:tab/>WHERE v.cifc=co.cifc AND</text:p>
      <text:p text:style-name="P1"><text:tab/>v.dni=c.dni AND</text:p>
      <text:p text:style-name="P1"><text:tab/>c.ciudad=co.ciudad;</text:p>
      <text:p text:style-name="P1"/>
      <text:p text:style-name="P1"><text:tab/>SELECT c.*</text:p>
      <text:p text:style-name="P1"><text:tab/>FROM clientes c</text:p>
      <text:p text:style-name="P1"><text:tab/>WHERE c.dni IN (SELECT v.dni FROM ventas v WHERE v.cifc IN </text:p>
      <text:p text:style-name="P1"><text:tab/><text:tab/>(SELECT co.cifc FROM concesionarios co WHERE <text:tab/><text:tab/><text:tab/><text:tab/><text:tab/><text:tab/><text:tab/>upper(c.ciudad)=upper(co.ciudad)));</text:p>
      <text:p text:style-name="P1">6. Obtener los códigos de coches que hayan sido adquiridos por un cliente de Sevilla a un</text:p>
      <text:p text:style-name="P1">concesionario de Sevilla.</text:p>
      <text:p text:style-name="P1"><text:tab/>SELECT v.codcoche</text:p>
      <text:p text:style-name="P1"><text:tab/>FROM clientes c, concesionarios co, ventas v</text:p>
      <text:p text:style-name="P1"><text:tab/>WHERE v.cifc=co.cifc AND</text:p>
      <text:p text:style-name="P1"><text:tab/>v.dni=c.dni AND</text:p>
      <text:p text:style-name="P1"><text:tab/>upper(co.ciudad)='SEVILLA' AND</text:p>
      <text:p text:style-name="P1"><text:tab/>upper(c.ciudad)='SEVILLA';</text:p>
      <text:p text:style-name="P1"/>
      <text:p text:style-name="P1">7. Obtener el DNI de los clientes que han comprado algún coche a un concesionario de</text:p>
      <text:p text:style-name="P1">Madrid.</text:p>
      <text:p text:style-name="P1"><text:tab/>SELECT DISTINCT v.dni</text:p>
      <text:p text:style-name="P1"><text:tab/>FROM concesionarios co, ventas v</text:p>
      <text:p text:style-name="P1"><text:tab/>WHERE co.cifc=v.cifc AND upper(co.ciudad)='MADRID';</text:p>
      <text:p text:style-name="P1"/>
      <text:p text:style-name="P1">8. Obtener el nombre y apellido de los clientes cuyo dni es menor que el del cliente Juan</text:p>
      <text:p text:style-name="P1">López.</text:p>
      <text:p text:style-name="P1"><text:tab/>SELECT c1.nombre, c1.apellidos</text:p>
      <text:p text:style-name="P1"><text:tab/>FROM clientes c1</text:p>
      <text:p text:style-name="P1"><text:tab/>WHERE c1.dni&lt;(SELECT c2.dni</text:p>
      <text:p text:style-name="P1"><text:tab/>FROM clientes c2</text:p>
      <text:p text:style-name="P1"><text:tab/>WHERE upper(c2.nombre)='JUAN' AND upper(c2.apellidos)='LOPEZ');</text:p>
      <text:p text:style-name="P1"/>
      <text:p text:style-name="P1">9. Obtener el nombre y el apellido de los clientes cuyo dni es menor que el de los clientes de</text:p>
      <text:p text:style-name="P1">Huelva.</text:p>
      <text:p text:style-name="P1"><text:tab/>SELECT c1.nombre, c1.apellidos</text:p>
      <text:p text:style-name="P1"><text:tab/>FROM clientes c1</text:p>
      <text:p text:style-name="P1"><text:tab/>WHERE c1.dni&lt;ALL(SELECT c2.dni</text:p>
      <text:p text:style-name="P1"><text:tab/>FROM clientes c2</text:p>
      <text:p text:style-name="P1"><text:tab/>WHERE upper(ciudad)='HUELVA');</text:p>
      <text:p text:style-name="P1"/>
      <text:p text:style-name="P1">10.Obtener el nombre y los apellidos de los clientes que han comprado como mínimo un coche</text:p>
      <text:p text:style-name="P1">blanco y otro plata.</text:p>
      <text:p text:style-name="P1"><text:soft-page-break/><text:tab/>SELECT c.nombre, c.apellidos</text:p>
      <text:p text:style-name="P1"><text:tab/>FROM clientes c, ventas v, coches co</text:p>
      <text:p text:style-name="P1"><text:tab/>WHERE c.dni=v.dni AND v.codcoche=co.codcoche AND upper(co.color)='PLATA'</text:p>
      <text:p text:style-name="P1"><text:tab/>INTERSECT</text:p>
      <text:p text:style-name="P1"><text:tab/>SELECT c.nombre, c.apellidos</text:p>
      <text:p text:style-name="P1"><text:tab/>FROM clientes c, ventas v, coches co</text:p>
      <text:p text:style-name="P1"><text:tab/>WHERE c.dni=v.dni AND v.codcoche=co.codcoche AND co.color='BLANCO';</text:p>
      <text:p text:style-name="P1"/>
      <text:p text:style-name="P1"><text:tab/>SELECT c.nombre, c.apellidos</text:p>
      <text:p text:style-name="P1"><text:tab/>FROM clientes c</text:p>
      <text:p text:style-name="P1"><text:tab/>WHERE c.dni IN (SELECT v.dni</text:p>
      <text:p text:style-name="P1"><text:tab/><text:tab/><text:tab/>FROM ventas v, coches co</text:p>
      <text:p text:style-name="P1"><text:tab/><text:tab/><text:tab/>WHERE v.codcoche=co.codcoche AND upper(co.color)='BLANCO')</text:p>
      <text:p text:style-name="P1"><text:tab/><text:tab/><text:tab/>AND c.dni IN (SELECT v.dni</text:p>
      <text:p text:style-name="P1"><text:tab/><text:tab/><text:tab/><text:tab/>FROM ventas v, coches co</text:p>
      <text:p text:style-name="P1"><text:tab/><text:tab/><text:tab/><text:tab/>WHERE v.codcoche=co.codcoche AND upper(co.color)='PLATA');</text:p>
      <text:p text:style-name="P1"/>
      <text:p text:style-name="P1">11.Obtener el dni de los clientes cuya ciudad sea la última de la lista alfabética de las ciudades</text:p>
      <text:p text:style-name="P1">donde hay concesionarios.</text:p>
      <text:p text:style-name="P1"/>
      <text:p text:style-name="P1"><text:tab/>SELECT dni</text:p>
      <text:p text:style-name="P1"><text:tab/>FROM clientes</text:p>
      <text:p text:style-name="P1"><text:tab/>WHERE ciudad=(SELECT MAX(ciudad) FROM concesionarios);</text:p>
      <text:p text:style-name="P1"/>
      <text:p text:style-name="P1"><text:tab/>SELECT dni</text:p>
      <text:p text:style-name="P1"><text:tab/>FROM clientes</text:p>
      <text:p text:style-name="P1"><text:tab/>WHERE ciudad&gt;=ALL(SELECT ciudad FROM concesionarios);</text:p>
      <text:p text:style-name="P1"/>
      <text:p text:style-name="P1">12.Obtener el código de los coches vendidos por algún concesionario de Madrid.</text:p>
      <text:p text:style-name="P1"/>
      <text:p text:style-name="P1"><text:tab/>SELECT DISTINCT v.codcoche</text:p>
      <text:p text:style-name="P1"><text:tab/>FROM ventas v, concesionarios co</text:p>
      <text:p text:style-name="P1"><text:tab/>WHERE v.cifc=co.cifc AND upper(co.ciudad)='MADRID';</text:p>
      <text:p text:style-name="P1"/>
      <text:p text:style-name="P1"><text:tab/>SELECT v.codcoche</text:p>
      <text:p text:style-name="P1"><text:tab/>FROM ventas v</text:p>
      <text:p text:style-name="P1"><text:tab/>WHERE v.cifc IN (SELECT co.cifc</text:p>
      <text:p text:style-name="P1"><text:tab/>FROM concesionarios co</text:p>
      <text:p text:style-name="P1"><text:tab/>WHERE upper(co.ciudad)='MADRID');</text:p>
      <text:p text:style-name="P1"/>
      <text:p text:style-name="P1">13.Obtener los dni de los clientes que sólo han comprado coches al concesionario 3.</text:p>
      <text:p text:style-name="P1"/>
      <text:p text:style-name="P1"><text:tab/>SELECT DISTINCT v1.dni</text:p>
      <text:p text:style-name="P1"><text:tab/>FROM ventas v1</text:p>
      <text:p text:style-name="P1"><text:tab/>WHERE v1.dni NOT IN (SELECT v2.dni FROM ventas v2 WHERE v2.cifc&lt;&gt;3);</text:p>
      <text:p text:style-name="P1"/>
      <text:p text:style-name="P1"><text:tab/>SELECT DISTINCT v1.dni</text:p>
      <text:p text:style-name="P1"><text:tab/>FROM ventas v1</text:p>
      <text:p text:style-name="P1"><text:tab/>WHERE NOT EXISTS (SELECT '*'</text:p>
      <text:p text:style-name="P1"><text:tab/>FROM ventas v2</text:p>
      <text:p text:style-name="P1"><text:tab/>WHERE v2.dni=v1.dni and v2.cifc&lt;&gt;3);</text:p>
      <text:p text:style-name="P1"><text:tab/>No exista una venta para el cliente v1.dni con un concesionario que no sea el 3.</text:p>
      <text:p text:style-name="P1"><text:soft-page-break/><text:tab/>SELECT DISTINCT dni</text:p>
      <text:p text:style-name="P1"><text:tab/>FROM ventas</text:p>
      <text:p text:style-name="P1"><text:tab/>WHERE cifc NOT IN (SELECT cifc</text:p>
      <text:p text:style-name="P1"><text:tab/>FROM concesionarios</text:p>
      <text:p text:style-name="P1"><text:tab/>WHERE cifc&lt;&gt;3);</text:p>
      <text:p text:style-name="P1"/>
      <text:p text:style-name="P1">14.Obtener el cifc de los concesionarios que han vendido la misma marca de coche a todos los</text:p>
      <text:p text:style-name="P1">clientes.</text:p>
      <text:p text:style-name="P1"/>
      <text:p text:style-name="P1"><text:tab/>SELECT v1.cifc</text:p>
      <text:p text:style-name="P1"><text:tab/>FROM ventas v1, coches c1</text:p>
      <text:p text:style-name="P1"><text:tab/>WHERE v1.codcoche=c1.codcoche AND</text:p>
      <text:p text:style-name="P1"><text:tab/>NOT EXISTS (SELECT c2.codmarca</text:p>
      <text:p text:style-name="P1"><text:tab/><text:tab/>FROM coches c2, ventas v2</text:p>
      <text:p text:style-name="P1"><text:tab/><text:tab/>WHERE c2.codcoche=v2.codcoche AND</text:p>
      <text:p text:style-name="P1"><text:tab/><text:tab/>v1.cifc=v2.cifc AND</text:p>
      <text:p text:style-name="P1"><text:tab/><text:tab/>c2.codmarca&lt;&gt;c1.codmarca);</text:p>
      <text:p text:style-name="P1"><text:tab/>No exista una venta para ese concesionario v1.cifc y una marca distinta a c1.codmarca.</text:p>
      <text:p text:style-name="P1"/>
      <text:p text:style-name="P1"><text:tab/>SELECT v.cifc</text:p>
      <text:p text:style-name="P1"><text:tab/>FROM ventas v, coches c</text:p>
      <text:p text:style-name="P1"><text:tab/>WHERE v.codcoche=c.codcoche</text:p>
      <text:p text:style-name="P1"><text:tab/>GROUP BY v.cifc</text:p>
      <text:p text:style-name="P1"><text:tab/>HAVING COUNT(DISTINCT c.codmarca)=1;</text:p>
      <text:p text:style-name="P1"/>
      <text:p text:style-name="P1">15.Obtener el nombre de las marcas para las que se haya vendido algún coche.</text:p>
      <text:p text:style-name="P1"/>
      <text:p text:style-name="P1"><text:tab/>SELECT DISTINCT m.nombre</text:p>
      <text:p text:style-name="P1"><text:tab/>FROM marcas m, coches c, ventas v</text:p>
      <text:p text:style-name="P1"><text:tab/>WHERE v.codcoche=c.codcoche AND</text:p>
      <text:p text:style-name="P1"><text:tab/>c.codmarca=m.codmarca;</text:p>
      <text:p text:style-name="P1"/>
      <text:p text:style-name="P1"><text:tab/>SELECT m.nombre</text:p>
      <text:p text:style-name="P1"><text:tab/>FROM marcas m</text:p>
      <text:p text:style-name="P1"><text:tab/>WHERE m.codmarca IN (SELECT c.codmarca</text:p>
      <text:p text:style-name="P1"><text:tab/>FROM ventas v, coches c</text:p>
      <text:p text:style-name="P1"><text:tab/>WHERE v.codcoche=c.codcoche);</text:p>
      <text:p text:style-name="P1"/>
      <text:p text:style-name="P1">16.Obtener el nombre de los concesionarios en los que se haya distribuido más de dos coches.</text:p>
      <text:p text:style-name="P1"/>
      <text:p text:style-name="P1"><text:tab/>SELECT co.nombre</text:p>
      <text:p text:style-name="P1"><text:tab/>FROM concesionarios co, distribucion d</text:p>
      <text:p text:style-name="P1"><text:tab/>WHERE co.cifc=d.cifc</text:p>
      <text:p text:style-name="P1"><text:tab/>GROUP BY d.cifc, co.nombre</text:p>
      <text:p text:style-name="P1"><text:tab/>HAVING COUNT(*)&gt;2;</text:p>
      <text:p text:style-name="P1"/>
      <text:p text:style-name="P1"><text:tab/>SELECT co.nombre</text:p>
      <text:p text:style-name="P1"><text:tab/>FROM concesionarios co</text:p>
      <text:p text:style-name="P1"><text:tab/>WHERE 2&lt;(SELECT COUNT(*)</text:p>
      <text:p text:style-name="P1"><text:tab/>FROM distribucion d</text:p>
      <text:p text:style-name="P1"><text:tab/>WHERE d.cifc=co.cifc);</text:p>
      <text:p text:style-name="P1"/>
      <text:p text:style-name="P1"><text:soft-page-break/>17.Obtener el total pagado por vehículos en concesionarios de la ciudad de Sevilla.</text:p>
      <text:p text:style-name="P1"><text:tab/></text:p>
      <text:p text:style-name="P1"><text:tab/>SELECT SUM(v.pvp)</text:p>
      <text:p text:style-name="P1"><text:tab/>FROM ventas v, concesionarios co</text:p>
      <text:p text:style-name="P1"><text:tab/>WHERE v.cifc=co.cifc AND</text:p>
      <text:p text:style-name="P1"><text:tab/>upper(co.ciudad)='SEVILLA';</text:p>
      <text:p text:style-name="P1"/>
      <text:p text:style-name="P1"><text:tab/>SELECT SUM(v.pvp)</text:p>
      <text:p text:style-name="P1"><text:tab/>FROM ventas v</text:p>
      <text:p text:style-name="P1"><text:tab/>WHERE v.cifc IN (SELECT co.cifc</text:p>
      <text:p text:style-name="P1"><text:tab/>FROM concesionarios c</text:p>
      <text:p text:style-name="P1"><text:tab/>WHERE upper(co.ciudad)='SEVILLA');</text:p>
      <text:p text:style-name="P1">18.Obtener aquellos coches que no se hayan distribuido o que no se hayan vendido todavía.</text:p>
      <text:p text:style-name="P1"/>
      <text:p text:style-name="P1"><text:tab/>SELECT c.codcoche</text:p>
      <text:p text:style-name="P1"><text:tab/>FROM coches c</text:p>
      <text:p text:style-name="P1"><text:tab/>WHERE c.codcoche NOT IN (SELECT DISTINCT d.codcoche</text:p>
      <text:p text:style-name="P1"><text:tab/><text:tab/><text:tab/>FROM distribucion d) </text:p>
      <text:p text:style-name="P1"><text:tab/>OR</text:p>
      <text:p text:style-name="P1"><text:tab/>c.codcoche NOT IN (SELECT DISTINCT v.codcoche</text:p>
      <text:p text:style-name="P1"><text:tab/><text:tab/><text:tab/>FROM ventas v);</text:p>
      <text:p text:style-name="P1"/>
      <text:p text:style-name="P1">19.Obtener un listado con la información de todos los clientes que no hayan comprado ningún</text:p>
      <text:p text:style-name="P1">coche.</text:p>
      <text:p text:style-name="P1"/>
      <text:p text:style-name="P1"><text:tab/>SELECT c.*</text:p>
      <text:p text:style-name="P1"><text:tab/>FROM clientes c</text:p>
      <text:p text:style-name="P1"><text:tab/>WHERE c.dni NOT IN (SELECT v.dni FROM ventas v);</text:p>
      <text:p text:style-name="P1"/>
      <text:p text:style-name="P1"><text:tab/>SELECT c.*</text:p>
      <text:p text:style-name="P1"><text:tab/>FROM clientes c</text:p>
      <text:p text:style-name="P1"><text:tab/>WHERE NOT EXISTS (SELECT '*'</text:p>
      <text:p text:style-name="P1"><text:tab/>FROM ventas v</text:p>
      <text:p text:style-name="P1"><text:tab/>WHERE v.dni=c.dni);</text:p>
      <text:p text:style-name="P1"/>
      <text:p text:style-name="P1">20.Obtener un listado con las ventas de coches posteriores al año 2000 que se hayan</text:p>
      <text:p text:style-name="P1">realizado en la ciudad de Sevilla o de Málaga.</text:p>
      <text:p text:style-name="P1"/>
      <text:p text:style-name="P1"><text:tab/>SELECT v.*</text:p>
      <text:p text:style-name="P1"><text:tab/>FROM ventas v, concesionarios co</text:p>
      <text:p text:style-name="P1"><text:tab/>WHERE v.cifc=co.cifc AND</text:p>
      <text:p text:style-name="P1"><text:tab/>extract(year FROM v.fechaventa)&gt;2000 AND</text:p>
      <text:p text:style-name="P1"><text:tab/>(upper(co.ciudad)='SEVILLA' OR upper(co.ciudad)='MALAGA');</text:p>
      <text:p text:style-name="P1"/>
      <text:p text:style-name="P1">21.Obtener un listado del número total de coches vendidos por marca ordenado</text:p>
      <text:p text:style-name="P1">alfabéticamente.</text:p>
      <text:p text:style-name="P2"><text:tab/></text:p>
      <text:p text:style-name="P2"><text:tab/>SELECT m.nombre, COUNT(*) "Total coches vendidos"</text:p>
      <text:p text:style-name="P1"><text:tab/>FROM coches c, ventas v, marcas m</text:p>
      <text:p text:style-name="P1"><text:tab/>WHERE c.codcoche=v.codcoche AND m.codmarca=c.codmarca</text:p>
      <text:p text:style-name="P1"><text:tab/>GROUP BY m.codmarca, m.nombre</text:p>
      <text:p text:style-name="P1"><text:tab/>ORDER BY m.nombre;</text:p>
      <text:p text:style-name="P1"><text:soft-page-break/>22.Obtener un listado con el número total de coches comprados por cada cliente.</text:p>
      <text:p text:style-name="P1"/>
      <text:p text:style-name="P1"><text:tab/>SELECT dni, COUNT(*)</text:p>
      <text:p text:style-name="P1"><text:tab/>FROM ventas</text:p>
      <text:p text:style-name="P1"><text:tab/>GROUP BY dni;</text:p>
      <text:p text:style-name="P1"/>
      <text:p text:style-name="P1">23.Obtener los concesionarios para los que se haya vendido al menos dos coches de la marca</text:p>
      <text:p text:style-name="P1">SEAT.</text:p>
      <text:p text:style-name="P1"/>
      <text:p text:style-name="P1"><text:tab/>SELECT v.cifc</text:p>
      <text:p text:style-name="P1"><text:tab/>FROM ventas v, coches c, marcas m</text:p>
      <text:p text:style-name="P1"><text:tab/>WHERE v.codcoche=c.codcoche AND</text:p>
      <text:p text:style-name="P1"><text:tab/>c.codmarca=m.codmarca AND</text:p>
      <text:p text:style-name="P1"><text:tab/>upper(m.nombre)='SEAT'</text:p>
      <text:p text:style-name="P1"><text:tab/>GROUP BY v.cifc</text:p>
      <text:p text:style-name="P1"><text:tab/>HAVING COUNT(v.codcoche)&gt;=2;</text:p>
      <text:p text:style-name="P1"/>
      <text:p text:style-name="P1"><text:tab/>Opción 2:</text:p>
      <text:p text:style-name="P1"><text:tab/>SELECT v.cifc</text:p>
      <text:p text:style-name="P1"><text:tab/>FROM ventas v</text:p>
      <text:p text:style-name="P1"><text:tab/>WHERE 2 &lt;= (SELECT COUNT(*)</text:p>
      <text:p text:style-name="P1"><text:tab/>FROM coches c, marcas m</text:p>
      <text:p text:style-name="P1"><text:tab/>WHERE c.codcoche=v.codcoche AND</text:p>
      <text:p text:style-name="P1"><text:tab/>m.codmarca=c.codmarca AND</text:p>
      <text:p text:style-name="P1"><text:tab/>upper(m.nombre)='SEAT');</text:p>
      <text:p text:style-name="P1"/>
      <text:p text:style-name="P1">24.Obtener la información de los coches ordenada alfabéticamente por nombre de marca y, si</text:p>
      <text:p text:style-name="P1">el coche está vendido, la fecha y el precio de venta.</text:p>
      <text:p text:style-name="P1"/>
      <text:p text:style-name="P1"><text:tab/>SELECT m.nombre, c.*, v.fechaventa, v.pvp</text:p>
      <text:p text:style-name="P1"><text:tab/>FROM coches c, marcas m, ventas v</text:p>
      <text:p text:style-name="P1"><text:tab/>WHERE c.codmarca=m.codmarca AND</text:p>
      <text:p text:style-name="P1"><text:tab/>c.codcoche=v.codcoche(+)</text:p>
      <text:p text:style-name="P1"><text:tab/>ORDER BY m.nombre;</text:p>
      <text:p text:style-name="P1"/>
      <text:p text:style-name="P1"><text:tab/>SELECT m.nombre, c.*, v.fechaventa, v.pvp</text:p>
      <text:p text:style-name="P1"><text:tab/>FROM marcas m, coches c LEFT JOIN ventas v ON c.codcoche=v.codcoche</text:p>
      <text:p text:style-name="P1"><text:tab/>WHERE m.codmarca=c.codmarca</text:p>
      <text:p text:style-name="P1"><text:tab/>ORDER BY m.nombre;</text:p>
      <text:p text:style-name="P2"><text:tab/></text:p>
      <text:p text:style-name="P2"><text:tab/>SELECT m.nombre, c.*, v.fechaventa, v.pvp</text:p>
      <text:p text:style-name="P1"><text:tab/>FROM marcas m JOIN (coches c LEFT JOIN ventas v ON c.codcoche=v.codcoche)</text:p>
      <text:p text:style-name="P1"><text:tab/>ON m.codmarca=c.codmarca</text:p>
      <text:p text:style-name="P1"><text:tab/>ORDER BY m.nombre;</text:p>
      <text:p text:style-name="P1">25.Obtener los concesionarios para los que no se haya distribuido coches de la marca SEAT.</text:p>
      <text:p text:style-name="P1"/>
      <text:p text:style-name="P1"><text:tab/>SELECT c.cifc</text:p>
      <text:p text:style-name="P1"><text:tab/>FROM concesionarios c</text:p>
      <text:p text:style-name="P1"><text:tab/>WHERE NOT EXISTS (SELECT co.codcoche</text:p>
      <text:p text:style-name="P1"><text:tab/>FROM distribucion d, coches co, marcas m</text:p>
      <text:p text:style-name="P1"><text:tab/>WHERE c.cifc=d.cifc AND</text:p>
      <text:p text:style-name="P1"><text:tab/>d.codcoche=co.codcoche AND</text:p>
      <text:p text:style-name="P1"><text:soft-page-break/><text:tab/>co.codmarca=m.codmarca AND</text:p>
      <text:p text:style-name="P1"><text:tab/>upper(m.nombre)='SEAT');</text:p>
      <text:p text:style-name="P1"/>
      <text:p text:style-name="P1"><text:tab/>SELECT c.cifc</text:p>
      <text:p text:style-name="P1"><text:tab/>FROM concesionarios c</text:p>
      <text:p text:style-name="P1"><text:tab/>WHERE c.cifc NOT IN (SELECT d.cifc</text:p>
      <text:p text:style-name="P1"><text:tab/>FROM distribucion d, coches co, marcas m</text:p>
      <text:p text:style-name="P1"><text:tab/>WHERE d.codcoche=co.codcoche AND</text:p>
      <text:p text:style-name="P1"><text:tab/>co.codmarca=m.codmarca AND</text:p>
      <text:p text:style-name="P1"><text:tab/>upper(m.nombre)='SEAT');</text:p>
      <text:p text:style-name="P1"/>
      <text:p text:style-name="P1">26.Obtener un listado con la información de todas las ventas de coches con el nombre del</text:p>
      <text:p text:style-name="P1">comprador y nombre del concesionario donde se realizó la venta.</text:p>
      <text:p text:style-name="P1"/>
      <text:p text:style-name="P1"><text:tab/>SELECT c.nombre "Nombre comprador", co.nombre "Nombre concesionario", v.*</text:p>
      <text:p text:style-name="P1"><text:tab/>FROM clientes c, concesionarios co, ventas v</text:p>
      <text:p text:style-name="P1"><text:tab/>WHERE v.dni=c.dni AND</text:p>
      <text:p text:style-name="P1"><text:tab/>v.cifc=co.cifc;</text:p>
      <text:p text:style-name="P1"/>
      <text:p text:style-name="P1">27.Obtener la información de los clientes que han comprado algún coche en algún</text:p>
      <text:p text:style-name="P1">concesionario de fuera de su ciudad de origen.</text:p>
      <text:p text:style-name="P2"><text:tab/></text:p>
      <text:p text:style-name="P2"><text:tab/>SELECT c.*</text:p>
      <text:p text:style-name="P1"><text:tab/>FROM clientes c</text:p>
      <text:p text:style-name="P1"><text:tab/>WHERE EXISTS (SELECT v.codcoche</text:p>
      <text:p text:style-name="P1"><text:tab/>FROM concesionarios co, ventas v</text:p>
      <text:p text:style-name="P1"><text:tab/>WHERE v.cifc=co.cifc AND</text:p>
      <text:p text:style-name="P1"><text:tab/>v.dni=c.dni AND</text:p>
      <text:p text:style-name="P1"><text:tab/>c.ciudad&lt;&gt;co.ciudad);</text:p>
      <text:p text:style-name="P2"><text:tab/></text:p>
      <text:p text:style-name="P2"><text:tab/>SELECT DISTINCT c.*</text:p>
      <text:p text:style-name="P1"><text:tab/>FROM clientes c, ventas v, concesionarios co</text:p>
      <text:p text:style-name="P1"><text:tab/>WHERE v.dni=c.dni AND v.cifc=co.cifc AND</text:p>
      <text:p text:style-name="P1"><text:tab/>c.ciudad&lt;&gt;co.ciudad;</text:p>
      <text:p text:style-name="P1"/>
      <text:p text:style-name="P1">28.Obtener un listado con la información de los concesionarios a los que se les ha distribuido</text:p>
      <text:p text:style-name="P1">un coche burdeos y todavía no lo hayan vendido.</text:p>
      <text:p text:style-name="P1"/>
      <text:p text:style-name="P1"><text:tab/>SELECT co.*</text:p>
      <text:p text:style-name="P1"><text:tab/>FROM concesionarios co, distribucion d, coches c</text:p>
      <text:p text:style-name="P1"><text:tab/>WHERE d.cifc=co.cifc AND</text:p>
      <text:p text:style-name="P1"><text:tab/>d.codcoche=c.codcoche AND</text:p>
      <text:p text:style-name="P1"><text:tab/>upper(c.color)='BURDEOS' AND</text:p>
      <text:p text:style-name="P1"><text:tab/>NOT EXISTS (SELECT '*'</text:p>
      <text:p text:style-name="P1"><text:tab/><text:tab/><text:tab/>FROM ventas v</text:p>
      <text:p text:style-name="P1"><text:tab/><text:tab/><text:tab/>WHERE v.cifc=co.cifc AND</text:p>
      <text:p text:style-name="P1"><text:tab/><text:tab/><text:tab/>v.codcoche=c.codcoche);</text:p>
      <text:p text:style-name="P2"><text:tab/></text:p>
      <text:p text:style-name="P2"><text:tab/>SELECT co.*</text:p>
      <text:p text:style-name="P1"><text:tab/>FROM concesionarios co, coches c, distribucion d</text:p>
      <text:p text:style-name="P1"><text:tab/>WHERE d.cifc=co.cifc AND</text:p>
      <text:p text:style-name="P1"><text:tab/>d.codcoche=c.codcoche AND</text:p>
      <text:p text:style-name="P1"><text:soft-page-break/><text:tab/>upper(c.color)='BURDEOS' AND</text:p>
      <text:p text:style-name="P1"><text:tab/>c.codcoche NOT IN (SELECT v.codcoche</text:p>
      <text:p text:style-name="P1"><text:tab/><text:tab/><text:tab/><text:tab/>FROM ventas v);</text:p>
      <text:p text:style-name="P2"><text:tab/><text:tab/></text:p>
      <text:p text:style-name="P2"><text:tab/>SELECT co.*</text:p>
      <text:p text:style-name="P1"><text:tab/>FROM concesionarios co</text:p>
      <text:p text:style-name="P1"><text:tab/>WHERE co.cifc = (SELECT d.cifc</text:p>
      <text:p text:style-name="P1"><text:tab/>FROM distribucion d, coches c</text:p>
      <text:p text:style-name="P1"><text:tab/>WHERE d.codcoche=c.codcoche AND</text:p>
      <text:p text:style-name="P1"><text:tab/>upper(c.color)='BURDEOS' AND</text:p>
      <text:p text:style-name="P1"><text:tab/>c.codcoche NOT IN (SELECT v.codcoche</text:p>
      <text:p text:style-name="P1"><text:tab/>FROM ventas v));</text:p>
      <text:p text:style-name="P1"/>
      <text:p text:style-name="P1">29.Obtener todas las ventas de vehículos en las que el comprador y el concesionario no estén</text:p>
      <text:p text:style-name="P1">en la misma ciudad.</text:p>
      <text:p text:style-name="P1"/>
      <text:p text:style-name="P1"><text:tab/>SELECT v.*</text:p>
      <text:p text:style-name="P1"><text:tab/>FROM ventas v, concesionarios co, clientes c</text:p>
      <text:p text:style-name="P1"><text:tab/>WHERE v.cifc=co.cifc AND</text:p>
      <text:p text:style-name="P1"><text:tab/>v.dni=c.dni AND</text:p>
      <text:p text:style-name="P1"><text:tab/>upper(co.ciudad)&lt;&gt;upper(c.ciudad);</text:p>
      <text:p text:style-name="P1"/>
      <text:p text:style-name="P1">30.Escribir una sentencia SQL que permita insertar un nuevo coche de la marca FERRARI. El</text:p>
      <text:p text:style-name="P1">resto de los campos quedan a la elección del alumno.</text:p>
      <text:p text:style-name="P1">Es necesario dar de alta la marca FERRARI:</text:p>
      <text:p text:style-name="P1"/>
      <text:p text:style-name="P1"><text:tab/>INSERT INTO marcas VALUES (6, 'FERRARI', 'ITALIA');</text:p>
      <text:p text:style-name="P1"><text:tab/>INSERT INTO coches VALUES (11, 6, 'TESTA ROSSA','5566FCF', 'ROJO');</text:p>
      <text:p text:style-name="P1"/>
      <text:p text:style-name="P1">31.Escribir una sentencia SQL que permita subir el pvp de todas las operaciones de venta de</text:p>
      <text:p text:style-name="P1">coches en un 10%.</text:p>
      <text:p text:style-name="P4"><text:tab/></text:p>
      <text:p text:style-name="P4"><text:tab/>UPDATE ventas SET pvp=pvp*1.1;</text:p>
      <text:p text:style-name="P1"/>
      <text:p text:style-name="P1">32.Escribir una sentencia SQL que permita añadir una columna teléfono a la tabla de clientes</text:p>
      <text:p text:style-name="P1">de tipo numérico de 12. Puede tomar valores nulos.</text:p>
      <text:p text:style-name="P4"><text:tab/></text:p>
      <text:p text:style-name="P4"><text:tab/>ALTER TABLE clientes ADD telefono NUMBER(12);</text:p>
      <text:p text:style-name="P1"/>
      <text:p text:style-name="P1">33.Escribir una sentencia SQL para eliminar todas las filas de la tabla COCHES. Cuando la</text:p>
      <text:p text:style-name="P1">ejecutáis, ¿qué errores genera Oracle y a qué se deben? ¿Cuáles son las posibles</text:p>
      <text:p text:style-name="P1">soluciones a estos errores?</text:p>
      <text:p text:style-name="P1"/>
      <text:p text:style-name="P1"><text:tab/>DELETE FROM coches;</text:p>
      <text:p text:style-name="P1"/>
      <text:p text:style-name="P1">34.Escribir una sentencia SQL que permita desactivar las restricciones de integridad</text:p>
      <text:p text:style-name="P1">referencial de la tabla ventas.</text:p>
      <text:p text:style-name="P1"/>
      <text:p text:style-name="P1"><text:tab/>SELECT *</text:p>
      <text:p text:style-name="P1"><text:tab/>FROM USER_CONSTRAINTS</text:p>
      <text:p text:style-name="P1"><text:tab/>WHERE TABLE_NAME='VENTAS';</text:p>
      <text:p text:style-name="P1"><text:tab/>ALTER TABLE ventas DISABLE CONSTRAINT venfk1</text:p>
      <text:p text:style-name="P1"><text:soft-page-break/><text:tab/>DISABLE CONSTRAINT venfk2</text:p>
      <text:p text:style-name="P1"><text:tab/>DISABLE CONSTRAINT venfk3;</text:p>
      <text:p text:style-name="P1"/>
      <text:p text:style-name="P1">35.Escribir una sentencia SQL que permita eliminar la columna teléfono de la tabla clientes.</text:p>
      <text:p text:style-name="P4"><text:tab/></text:p>
      <text:p text:style-name="P4"><text:tab/>ALTER TABLE clientes DROP COLUMN telefono;</text:p>
      <text:p text:style-name="P1"/>
      <text:p text:style-name="P1">36.Añade una nueva columna denominada fechaAlta a la tabla marcas.</text:p>
      <text:p text:style-name="P4"><text:tab/></text:p>
      <text:p text:style-name="P4"><text:tab/>ALTER TABLE marcas ADD fechaAlta DATE;</text:p>
      <text:p text:style-name="P1"/>
      <text:p text:style-name="P1">37.Modifica la columna fechaAlta de la tabla marcas para que tome la fecha actual del sistema.</text:p>
      <text:p text:style-name="P1"/>
      <text:p text:style-name="P1"><text:tab/>ALTER TABLE marcas MODIFY fechaAlta DATE DEFAULT CURRENT_DATE;</text:p>
      <text:p text:style-name="P1"/>
      <text:p text:style-name="P1"><text:tab/>UPDATE marcas SET fechaAlta=CURRENT_DATE;</text:p>
      <text:p text:style-name="P1"><text:tab/>INSERT INTO marcas (codmarca, nombre, pais) VALUES (7, 'SKODA', 'JAPÓN');</text:p>
      <text:p text:style-name="P1"/>
      <text:p text:style-name="P1">38.Borra todos los concesionarios para los que no haya coches distribuidos.</text:p>
      <text:p text:style-name="P4"><text:tab/></text:p>
      <text:p text:style-name="P4"><text:tab/>DELETE FROM concesionarios c</text:p>
      <text:p text:style-name="P1"><text:tab/>WHERE NOT EXISTS (SELECT '*'</text:p>
      <text:p text:style-name="P1"><text:tab/>FROM distribucion d</text:p>
      <text:p text:style-name="P1"><text:tab/>WHERE d.cifc=c.cifc);</text:p>
      <text:p text:style-name="P1"/>
      <text:p text:style-name="P1">39.Borra todos los clientes que hayan comprado menos de 2 coches.</text:p>
      <text:p text:style-name="P1"/>
      <text:p text:style-name="P1"><text:tab/>DELETE FROM clientes c</text:p>
      <text:p text:style-name="P1"><text:tab/>WHERE 2&gt;(SELECT COUNT(*)</text:p>
      <text:p text:style-name="P1"><text:tab/>FROM ventas v</text:p>
      <text:p text:style-name="P1"><text:tab/>WHERE v.dni=c.dni);</text:p>
      <text:p text:style-name="P1"/>
      <text:p text:style-name="P1"><text:tab/>DELETE FROM clientes c</text:p>
      <text:p text:style-name="P1"><text:tab/>WHERE c.DNI NOT IN (SELECT v.dni</text:p>
      <text:p text:style-name="P1"><text:tab/>FROM ventas v</text:p>
      <text:p text:style-name="P1"><text:tab/>GROUP BY v.dni</text:p>
      <text:p text:style-name="P1"><text:tab/>HAVING COUNT(*)&gt;=2);</text:p>
      <text:p text:style-name="P1"/>
      <text:p text:style-name="P1">40.Construir una nueva tabla cli2 conteniendo una lista de los dni y nombres de los clientes</text:p>
      <text:p text:style-name="P1">que han comprado algún FIAT.</text:p>
      <text:p text:style-name="P1"/>
      <text:p text:style-name="P1"><text:tab/>CREATE TABLE cli2 AS (SELECT c.dni, c.nombre</text:p>
      <text:p text:style-name="P1"><text:tab/>FROM clientes c, ventas v, coches co, marcas m</text:p>
      <text:p text:style-name="P1"><text:tab/>WHERE v.dni=c.dni AND</text:p>
      <text:p text:style-name="P1"><text:tab/>v.codcoche=co.codcoche AND</text:p>
      <text:p text:style-name="P1"><text:tab/>m.codmarca=co.codmarca AND</text:p>
      <text:p text:style-name="P1"><text:tab/>upper(m.nombre)='FIAT');</text:p>
      <text:p text:style-name="P1"/>
      <text:p text:style-name="P1">41.Construir una nueva tabla coc2 conteniendo una lista con la marca, modelo y matrícula de</text:p>
      <text:p text:style-name="P1">todos los coches blancos.</text:p>
      <text:p text:style-name="P4"><text:tab/></text:p>
      <text:p text:style-name="P4"><text:tab/>CREATE TABLE coc2 AS (SELECT codmarca, modelo, matricula</text:p>
      <text:p text:style-name="P1"><text:soft-page-break/><text:tab/>FROM coches</text:p>
      <text:p text:style-name="P1"><text:tab/>WHERE upper(color)='BLANCO');</text:p>
      <text:p text:style-name="P1"/>
      <text:p text:style-name="P1"/>
      <text:p text:style-name="P1">43.Escribir una sentencia SQL que permita habilitar todas las restricciones de integridad</text:p>
      <text:p text:style-name="P1">referencial de la tabla ventas.</text:p>
      <text:p text:style-name="P1"/>
      <text:p text:style-name="P1"><text:tab/>ALTER TABLE ventas ENABLE CONSTRAINT venfk1</text:p>
      <text:p text:style-name="P1"><text:tab/>ENABLE CONSTRAINT venfk2</text:p>
      <text:p text:style-name="P1"><text:tab/>ENABLE CONSTRAINT venfk3;</text:p>
      <text:p text:style-name="P1"/>
      <text:p text:style-name="P1">44.Crear un índice para el campo matrícula de la tabla coches.</text:p>
      <text:p text:style-name="P1"/>
      <text:p text:style-name="P1"><text:tab/>CREATE UNIQUE INDEX indmat ON coches (matricula ASC);</text:p>
      <text:p text:style-name="P1"/>
      <text:p text:style-name="P1">45.Añadir la restricción UNIQUE a la combinación de campo nombre y apellidos de la tabla</text:p>
      <text:p text:style-name="P1">clientes.</text:p>
      <text:p text:style-name="P1"/>
      <text:p text:style-name="P1"><text:tab/>ALTER TABLE clientes ADD CONSTRAINT uninomap UNIQUE(nombre, apellidos);</text:p>
      <text:p text:style-name="P1"/>
      <text:p text:style-name="P1">46.Asegurar que el campo ciudad de la tabla concesionarios no puede tomar valores nulos.</text:p>
      <text:p text:style-name="P4"><text:tab/></text:p>
      <text:p text:style-name="P4"><text:tab/>ALTER TABLE concesionarios MODIFY ciudad NOT NULL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8:32:44.267415967</meta:creation-date>
    <dc:date>2019-01-15T09:33:08.165631336</dc:date>
    <meta:editing-duration>PT50M2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0" meta:paragraph-count="412" meta:word-count="2105" meta:character-count="14611" meta:non-whitespace-character-count="12532"/>
  </office:meta>
</office:document-meta>
</file>